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3F0000001CA000001CA594D1231069E6F3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sofia-pro" svg:font-family="sofia-pro, sans-serif"/>
    <style:font-face style:name="var font-din" svg:font-family="'var font-din'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12pt" style:font-size-asian="12pt" style:font-size-complex="12pt"/>
    </style:style>
    <style:style style:name="P2" style:family="paragraph" style:parent-style-name="Standard">
      <style:text-properties fo:font-variant="normal" fo:text-transform="none" fo:color="#273239" style:font-name="sofia-pro" fo:font-size="18pt" fo:letter-spacing="normal" fo:font-style="normal" style:font-size-asian="18pt" style:font-size-complex="18pt" loext:padding="0cm" loext:border="none"/>
    </style:style>
    <style:style style:name="P3" style:family="paragraph" style:parent-style-name="Standard">
      <style:paragraph-properties fo:margin-left="0cm" fo:margin-right="0cm" fo:margin-top="0cm" fo:margin-bottom="0.499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6400" style:font-name="aakar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P4" style:family="paragraph" style:parent-style-name="Text_20_body">
      <style:text-properties officeooo:paragraph-rsid="00095fbc" fo:background-color="#7fff00"/>
    </style:style>
    <style:style style:name="P5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sofia-pro" fo:font-size="11.25pt" fo:letter-spacing="normal" fo:font-style="normal" fo:font-weight="normal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aakar" fo:font-size="12pt" fo:letter-spacing="normal" fo:font-style="normal" fo:font-weight="normal" style:font-size-asian="12pt" style:font-size-complex="12pt" loext:padding="0cm" loext:border="none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fo:line-height="167%" fo:text-align="justify" style:justify-single-word="false" fo:orphans="2" fo:widows="2" fo:text-indent="0cm" style:auto-text-indent="false" fo:padding="0cm" fo:border="none"/>
      <style:text-properties officeooo:paragraph-rsid="0007335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67%" fo:text-align="justify" style:justify-single-word="false" fo:orphans="2" fo:widows="2" fo:text-indent="0cm" style:auto-text-indent="false" fo:padding="0cm" fo:border="none"/>
      <style:text-properties officeooo:paragraph-rsid="00095fbc"/>
    </style:style>
    <style:style style:name="P9" style:family="paragraph" style:parent-style-name="Text_20_body" style:list-style-name="L6">
      <style:paragraph-properties fo:margin-left="0cm" fo:margin-right="0cm" fo:margin-top="0cm" fo:margin-bottom="0cm" loext:contextual-spacing="false" fo:line-height="167%" fo:text-align="justify" style:justify-single-word="false" fo:orphans="2" fo:widows="2" fo:text-indent="0cm" style:auto-text-indent="false" fo:padding="0cm" fo:border="none"/>
      <style:text-properties officeooo:paragraph-rsid="00095fbc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fo:font-variant="normal" fo:text-transform="none" fo:color="#40424e" style:font-name="var font-din" fo:font-size="12.75pt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fo:font-variant="normal" fo:text-transform="none" fo:color="#40424e" style:font-name="aakar" fo:font-size="12pt" fo:font-style="normal" fo:font-weight="normal" style:font-size-asian="12pt" style:font-size-complex="12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fo:font-variant="normal" fo:text-transform="none" fo:color="#40424e" style:font-name="aakar" fo:font-size="12pt" fo:font-style="normal" fo:font-weight="normal" officeooo:paragraph-rsid="0006bb43" style:font-size-asian="12pt" style:font-size-complex="12pt" loext:padding="0cm" loext:border="none"/>
    </style:style>
    <style:style style:name="P13" style:family="paragraph" style:parent-style-name="Text_20_body" style:list-style-name="L2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officeooo:paragraph-rsid="00065205"/>
    </style:style>
    <style:style style:name="P14" style:family="paragraph" style:parent-style-name="Text_20_body" style:list-style-name="L5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officeooo:paragraph-rsid="00095fbc"/>
    </style:style>
    <style:style style:name="P15" style:family="paragraph" style:parent-style-name="Text_20_body" style:list-style-name="L2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style:font-name="aakar" fo:font-size="12pt" officeooo:paragraph-rsid="00065205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style:font-name="aakar" fo:font-size="12pt" officeooo:paragraph-rsid="00065205" style:font-size-asian="12pt" style:font-size-complex="12pt" loext:padding="0cm" loext:border="none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line-height="167%" fo:text-align="justify" style:justify-single-word="false" fo:orphans="2" fo:widows="2" fo:text-indent="0cm" style:auto-text-indent="false" fo:padding="0cm" fo:border="none"/>
      <style:text-properties fo:color="#006400" style:font-name="aakar" fo:font-size="16pt" fo:font-weight="bold" officeooo:rsid="00095fbc" officeooo:paragraph-rsid="00095fbc" style:font-size-asian="16pt" style:font-weight-asian="bold" style:font-size-complex="16pt" style:font-weight-complex="bold" loext:padding="0cm" loext:border="none"/>
    </style:style>
    <style:style style:name="P18" style:family="paragraph">
      <loext:graphic-properties draw:fill-color="#ffff00"/>
    </style:style>
    <style:style style:name="T1" style:family="text">
      <style:text-properties fo:font-variant="normal" fo:text-transform="none" fo:color="#273239" style:font-name="sofia-pro" fo:font-size="11.2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73239" style:text-line-through-style="none" style:text-line-through-type="none" style:font-name="sofia-pro" fo:font-size="11.25pt" fo:letter-spacing="normal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273239" style:text-line-through-style="none" style:text-line-through-type="none" style:font-name="sofia-pro" fo:letter-spacing="normal" fo:font-style="normal" style:text-underline-style="none" fo:font-weight="bold" style:text-blinking="false" loext:padding="0cm" loext:border="none"/>
    </style:style>
    <style:style style:name="T4" style:family="text">
      <style:text-properties fo:font-variant="normal" fo:text-transform="none" fo:color="#273239" style:text-line-through-style="none" style:text-line-through-type="none" fo:letter-spacing="normal" fo:font-style="normal" style:text-underline-style="none" fo:font-weight="bold" style:text-blinking="false" loext:padding="0cm" loext:border="none"/>
    </style:style>
    <style:style style:name="T5" style:family="text">
      <style:text-properties fo:font-variant="normal" fo:text-transform="none" fo:color="#40424e" style:font-name="var font-din" fo:font-size="12.75pt" fo:font-style="normal" fo:font-weight="normal" loext:padding="0cm" loext:border="none"/>
    </style:style>
    <style:style style:name="T6" style:family="text">
      <style:text-properties fo:font-variant="normal" fo:text-transform="none" fo:color="#40424e" style:font-name="var font-din" fo:font-size="12.75pt" fo:font-style="normal" fo:font-weight="normal" fo:background-color="#7fff00" loext:char-shading-value="0" loext:padding="0cm" loext:border="none"/>
    </style:style>
    <style:style style:name="T7" style:family="text">
      <style:text-properties fo:font-variant="normal" fo:text-transform="none" fo:color="#40424e" style:font-name="var font-din" fo:font-size="12.75pt" fo:font-style="normal" fo:font-weight="normal" fo:background-color="#7fff00" loext:char-shading-value="0" loext:padding="0cm" loext:border="none"/>
    </style:style>
    <style:style style:name="T8" style:family="text">
      <style:text-properties fo:font-variant="normal" fo:text-transform="none" fo:color="#40424e" style:font-name="var font-din" fo:font-size="12.75pt" fo:font-style="normal" fo:font-weight="normal" officeooo:rsid="00073352" loext:padding="0cm" loext:border="none"/>
    </style:style>
    <style:style style:name="T9" style:family="text">
      <style:text-properties fo:font-variant="normal" fo:text-transform="none" fo:color="#40424e" style:font-name="var font-din" fo:font-size="12.75pt" fo:font-style="normal" fo:font-weight="normal" fo:background-color="#ffff00" loext:char-shading-value="0" loext:padding="0cm" loext:border="none"/>
    </style:style>
    <style:style style:name="T10" style:family="text">
      <style:text-properties fo:font-variant="normal" fo:text-transform="none" fo:color="#40424e" style:font-name="var font-din" fo:font-style="normal" fo:font-weight="normal"/>
    </style:style>
    <style:style style:name="T11" style:family="text">
      <style:text-properties fo:font-variant="normal" fo:text-transform="none" fo:color="#40424e" style:font-name="var font-din" fo:font-style="normal" fo:font-weight="normal" loext:padding="0cm" loext:border="none"/>
    </style:style>
    <style:style style:name="T12" style:family="text">
      <style:text-properties fo:font-variant="normal" fo:text-transform="none" fo:color="#40424e" style:font-name="var font-din" fo:font-size="12pt" fo:font-style="normal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color="#40424e" fo:font-style="normal"/>
    </style:style>
    <style:style style:name="T14" style:family="text">
      <style:text-properties fo:font-variant="normal" fo:text-transform="none" fo:color="#40424e" fo:font-style="normal" fo:font-weight="normal"/>
    </style:style>
    <style:style style:name="T15" style:family="text">
      <style:text-properties fo:font-variant="normal" fo:text-transform="none" fo:color="#40424e" fo:font-style="normal" fo:font-weight="normal" loext:padding="0cm" loext:border="none"/>
    </style:style>
    <style:style style:name="T16" style:family="text">
      <style:text-properties fo:font-variant="normal" fo:text-transform="none" fo:color="#40424e" fo:font-size="12pt" fo:font-style="normal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color="#40424e" style:font-name="FreeSans" fo:font-size="12pt" fo:font-style="normal" fo:font-weight="normal" style:font-size-asian="12pt" style:font-size-complex="12pt" loext:padding="0cm" loext:border="none"/>
    </style:style>
    <style:style style:name="T18" style:family="text">
      <style:text-properties fo:font-variant="normal" fo:text-transform="none" fo:color="#40424e" style:font-name="DejaVu Sans Mono" fo:font-size="12pt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fo:color="#40424e" style:font-name="Mitra Mono" fo:font-size="12pt" fo:font-style="normal" fo:font-weight="normal" style:font-size-asian="12pt" style:font-size-complex="12pt" loext:padding="0cm" loext:border="none"/>
    </style:style>
    <style:style style:name="T20" style:family="text">
      <style:text-properties fo:font-variant="normal" fo:text-transform="none" fo:color="#40424e" style:font-name="aakar" fo:font-size="12pt" fo:font-style="normal" fo:font-weight="normal" style:font-size-asian="12pt" style:font-size-complex="12pt" loext:padding="0cm" loext:border="none"/>
    </style:style>
    <style:style style:name="T21" style:family="text">
      <style:text-properties fo:font-variant="normal" fo:text-transform="none" fo:color="#40424e" style:font-name="aakar" fo:font-size="12pt" fo:font-style="normal" fo:font-weight="normal" fo:background-color="#fff200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4169e1" style:font-name="var font-din" fo:font-style="normal" fo:font-weight="normal" loext:padding="0cm" loext:border="none"/>
    </style:style>
    <style:style style:name="T23" style:family="text">
      <style:text-properties fo:font-variant="normal" fo:text-transform="none" fo:color="#4169e1" style:font-name="var font-din" fo:font-size="12pt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24" style:family="text">
      <style:text-properties fo:font-variant="normal" fo:text-transform="none" fo:color="#4169e1" style:font-name="var font-din" fo:font-size="12pt" fo:font-style="normal" fo:font-weight="normal" style:font-size-asian="12pt" style:font-size-complex="12pt" loext:padding="0cm" loext:border="none"/>
    </style:style>
    <style:style style:name="T25" style:family="text">
      <style:text-properties fo:font-variant="normal" fo:text-transform="none" fo:color="#4169e1" fo:font-size="12pt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26" style:family="text">
      <style:text-properties fo:font-variant="normal" fo:text-transform="none" fo:color="#4169e1" fo:font-size="12pt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4169e1" fo:font-style="normal" fo:font-weight="normal" loext:padding="0cm" loext:border="none"/>
    </style:style>
    <style:style style:name="T28" style:family="text">
      <style:text-properties fo:font-variant="normal" fo:text-transform="none" fo:color="#4169e1" style:font-name="FreeSans" fo:font-size="12pt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29" style:family="text">
      <style:text-properties fo:font-variant="normal" fo:text-transform="none" fo:color="#4169e1" style:font-name="FreeSans" fo:font-size="12pt" fo:font-style="normal" fo:font-weight="normal" style:font-size-asian="12pt" style:font-size-complex="12pt" loext:padding="0cm" loext:border="none"/>
    </style:style>
    <style:style style:name="T30" style:family="text">
      <style:text-properties fo:font-variant="normal" fo:text-transform="none" fo:color="#4169e1" style:font-name="DejaVu Sans Mono" fo:font-size="12pt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31" style:family="text">
      <style:text-properties fo:font-variant="normal" fo:text-transform="none" fo:color="#4169e1" style:font-name="DejaVu Sans Mono" fo:font-size="12pt" fo:font-style="normal" fo:font-weight="normal" style:font-size-asian="12pt" style:font-size-complex="12pt" loext:padding="0cm" loext:border="none"/>
    </style:style>
    <style:style style:name="T32" style:family="text">
      <style:text-properties fo:font-variant="normal" fo:text-transform="none" fo:color="#4169e1" style:font-name="Mitra Mono" fo:font-size="12pt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33" style:family="text">
      <style:text-properties fo:font-variant="normal" fo:text-transform="none" fo:color="#4169e1" style:font-name="Mitra Mono" fo:font-size="12pt" fo:font-style="normal" fo:font-weight="normal" style:font-size-asian="12pt" style:font-size-complex="12pt" loext:padding="0cm" loext:border="none"/>
    </style:style>
    <style:style style:name="T34" style:family="text">
      <style:text-properties fo:font-variant="normal" fo:text-transform="none" fo:color="#4169e1" style:font-name="aakar" fo:font-size="12pt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35" style:family="text">
      <style:text-properties fo:font-variant="normal" fo:text-transform="none" fo:color="#4169e1" style:font-name="aakar" fo:font-size="12pt" fo:font-style="normal" fo:font-weight="normal" style:font-size-asian="12pt" style:font-size-complex="12pt" loext:padding="0cm" loext:border="none"/>
    </style:style>
    <style:style style:name="T36" style:family="text">
      <style:text-properties fo:font-variant="normal" fo:text-transform="none" fo:font-style="normal"/>
    </style:style>
    <style:style style:name="T37" style:family="text">
      <style:text-properties fo:background-color="#fff200" loext:char-shading-value="0"/>
    </style:style>
    <style:style style:name="T38" style:family="text">
      <style:text-properties fo:background-color="#fff200" loext:char-shading-value="0"/>
    </style:style>
    <style:style style:name="T39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image text:level="1" xlink:href="Pictures/100003F0000001CA000001CA594D1231069E6F3A.svg" xlink:type="simple" xlink:show="embed" xlink:actuate="onLoad">
        <style:list-level-properties text:list-level-position-and-space-mode="label-alignment" style:vertical-pos="middle" style:vertical-rel="line" fo:width="0.459cm" fo:height="0.45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00" draw:textarea-horizontal-align="justify" draw:textarea-vertical-align="middle" draw:auto-grow-height="false" fo:min-height="0.265cm" fo:min-width="0.2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iority Inversion : What the heck !</text:p>
      <text:list xml:id="list4032580618" text:style-name="L1">
        <text:list-header>
          <text:p text:style-name="P6"><text:span text:style-name="T4"/></text:p>
        </text:list-header>
      </text:list>
      <text:p text:style-name="P11">Let us first put ‘priority inversion’ in the context of the Big Picture i.e. where does this come from.</text:p>
      <text:list xml:id="list3124463855" text:style-name="L2">
        <text:list-item>
          <text:p text:style-name="P15"><text:span text:style-name="T15">In Operating System, one of the important concepts is Task Scheduling. </text:span></text:p>
        </text:list-item>
        <text:list-item>
          <text:p text:style-name="P15"><text:span text:style-name="T15">There are several Scheduling methods such as First Come First Serve, Round Robin, Priority-based scheduling, etc. Each scheduling method has its pros and cons. </text:span></text:p>
        </text:list-item>
        <text:list-item>
          <text:p text:style-name="P15"><text:span text:style-name="T15">As you might have guessed, Priority Inversion comes under Priority-based Scheduling. Basically, it’s a problem which arises sometimes when Priority-based scheduling is used by OS. In Priority-based scheduling, different tasks are given different priority so that higher priority tasks can intervene in lower priority tasks if possible.</text:span></text:p>
        </text:list-item>
        <text:list-item>
          <text:p text:style-name="P15"><text:span text:style-name="T15">So, in priority-based scheduling, if lower priority task (L) is running and if a higher priority task (H) also needs to run, the lower priority task (L) would be preempted by higher priority task (H). </text:span></text:p>
        </text:list-item>
        <text:list-item>
          <text:p text:style-name="P15"><text:span text:style-name="T15">Now, suppose both lower and higher priority tasks need to share a common resource (say access to the same file or device) to achieve their respective work.</text:span></text:p>
        </text:list-item>
        <text:list-item>
          <text:p text:style-name="P15"><text:span text:style-name="T15"><text:s/>In this case, since there are resource sharing and task synchronization is needed, several methods/techniques can be used for handling such scenarios.</text:span></text:p>
        </text:list-item>
        <text:list-item>
          <text:p text:style-name="P15"><text:span text:style-name="T15"><text:s/>For sake of our topic on Priority Inversion, let us mention a synchronization method say mutex. Just to recap on the mutex, a task acquires mutex before entering critical section (CS) and releases mutex after exiting critical section (CS). </text:span></text:p>
        </text:list-item>
        <text:list-item>
          <text:p text:style-name="P13"><text:span text:style-name="T20">While running in CS, task access this common resource. More details on this can be referred </text:span><text:a xlink:type="simple" xlink:href="https://www.geeksforgeeks.org/g-fact-70/" text:style-name="Internet_20_link" text:visited-style-name="Visited_20_Internet_20_Link"><text:span text:style-name="T34">here</text:span></text:a><text:span text:style-name="T35">. </text:span></text:p>
        </text:list-item>
        <text:list-item>
          <text:p text:style-name="P15"><text:span text:style-name="T15">Now, say both L and H shares a common Critical Section (CS) i.e. the same mutex is needed for this CS.</text:span></text:p>
        </text:list-item>
      </text:list>
      <text:p text:style-name="P4">Coming to our discussion of priority inversion, let us examine some scenarios.</text:p>
      <text:p text:style-name="P4"><text:soft-page-break/><text:line-break/>1) L is running but not in CS; H needs to run; H preempts L; H starts running; H relinquishes or releases control L resumes and starts running<text:line-break/>2) L is running in CS; H needs to run but not in CS; H preempts L; H starts running; H relinquishes control; L resumes and starts running.<text:line-break/>3) L is running in CS; H also needs to run in CS; H waits for L to come out of CS; L comes out of CS; H enters CS and starts running</text:p>
      <text:p text:style-name="P16"><text:span text:style-name="T14">Please note that the above scenarios don’t show the problem of any Priority Inversion (not even scenario 3). </text:span></text:p>
      <text:p text:style-name="P17"><text:span text:style-name="T36">Priority inversion problem</text:span></text:p>
      <text:list xml:id="list2990942718" text:style-name="L5">
        <text:list-item>
          <text:p text:style-name="P14"><text:span text:style-name="T20">Basically, so long as lower priority task isn’t running in shared CS, higher priority task can preempt it. </text:span></text:p>
        </text:list-item>
        <text:list-item>
          <text:p text:style-name="P14"><text:span text:style-name="T20">But if L is running in shared CS and H also needs to run in CS, H waits until L comes out of CS. </text:span></text:p>
        </text:list-item>
        <text:list-item>
          <text:p text:style-name="P14"><text:span text:style-name="T20">The idea is that CS should be small enough so that it doesn’t result in H waiting for a long time while L was in CS. </text:span></text:p>
        </text:list-item>
        <text:list-item>
          <text:p text:style-name="P14"><text:span text:style-name="T20">That’s why writing a CS code requires careful consideration. In any of the above scenarios, priority inversion (i.e. reversal of priority) didn’t occur because the tasks are running as per the design.</text:span></text:p>
        </text:list-item>
        <text:list-item>
          <text:p text:style-name="P14"><text:span text:style-name="T21">Now let us add another task of middle priority say M. Now the task priorities are in the order of L &lt; M &lt; H. In our example, M doesn’t share the same Critical Section (CS). In this case, the following sequence of task running would result in ‘Priority Inversion’ problem.</text:span></text:p>
        </text:list-item>
        <text:list-item>
          <text:p text:style-name="P14"><text:span text:style-name="T21">4) L is running in CS ; H also needs to run in CS ; H waits for L to come out of CS ; M interrupts L and starts running ; M runs till completion and relinquishes control ; L resumes and starts running till the end of CS ; H enters CS and starts running.<text:line-break/>Note that neither L nor H share CS with M.</text:span></text:p>
        </text:list-item>
      </text:list>
      <text:p text:style-name="P12"><text:span text:style-name="T39">Here, we can see that running of M has delayed the running of both L and H. Precisely speaking, H is of higher priority and doesn’t share CS with M; but H had to wait for M. This is where Priority based scheduling didn’t work as expected because priorities of M and </text:span><text:soft-page-break/><text:span text:style-name="T39">H got inverted in spite of not sharing any CS. This problem is called Priority Inversion. </text:span>This is what the heck was Priority Inversion!</text:p>
      <text:p text:style-name="P12"><text:s/>In a system with priority based scheduling, higher priority tasks can face this problem and it can result in unexpected behavior/result.</text:p>
      <text:p text:style-name="P12"><text:s/><text:span text:style-name="T38">In general purpose OS, it can result in slower performance.</text:span></text:p>
      <text:p text:style-name="P12"><text:s/><text:span text:style-name="T38">In RTOS, it can result in more severe outcomes.</text:span></text:p>
      <text:p text:style-name="P12"><text:span text:style-name="T38"><text:s/>The most famous ‘Priority Inversion’ problem was what happened at Mars Pathfinder.</text:span></text:p>
      <text:p text:style-name="P11"><draw:custom-shape text:anchor-type="paragraph" draw:z-index="0" draw:name="Shape1" draw:style-name="gr1" draw:text-style-name="P18" svg:width="0.371cm" svg:height="0.371cm" svg:x="8.998cm" svg:y="1.827cm"><text:p/>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If we have a problem, there has to be solution for this. For Priority Inversion as well, there’re different solutions such as Priority Inheritance, etc. This is going to be our next article </text:p>
      <text:p text:style-name="P2">Difference between Priority Inversion and Priority Inheritance</text:p>
      <text:list xml:id="list624763552" text:style-name="L3">
        <text:list-item>
          <text:p text:style-name="P5"><text:span text:style-name="T2"/></text:p>
        </text:list-item>
      </text:list>
      <text:p text:style-name="P10">Both of these concepts come under Priority scheduling in Operating System. But are they same ?</text:p>
      <text:list xml:id="list1705469176" text:style-name="L4">
        <text:list-item>
          <text:p text:style-name="P7"><text:span text:style-name="T7">In one line, </text:span><text:span text:style-name="Emphasis"><text:span text:style-name="T7">Priority Inversion </text:span></text:span><text:span text:style-name="T7">is a </text:span><text:span text:style-name="Strong_20_Emphasis"><text:span text:style-name="T9">problem</text:span></text:span><text:span text:style-name="Strong_20_Emphasis"><text:span text:style-name="T7"> </text:span></text:span><text:span text:style-name="T7">while </text:span><text:span text:style-name="Emphasis"><text:span text:style-name="T7">Priority Inheritance </text:span></text:span><text:span text:style-name="T7">is a </text:span><text:span text:style-name="Strong_20_Emphasis"><text:span text:style-name="T9">solution</text:span></text:span><text:span text:style-name="T9">.</text:span><text:span text:style-name="T5"> </text:span></text:p>
        </text:list-item>
        <text:list-item>
          <text:p text:style-name="P7"><text:span text:style-name="T5">Literally, </text:span><text:span text:style-name="Emphasis"><text:span text:style-name="T5">Priority Inversion </text:span></text:span><text:span text:style-name="T5">means that priority of tasks get inverted and </text:span><text:span text:style-name="Emphasis"><text:span text:style-name="T5">Priority Inheritance </text:span></text:span><text:span text:style-name="T5">means that priority of tasks get inherited.</text:span></text:p>
        </text:list-item>
        <text:list-item>
          <text:p text:style-name="P7"><text:span text:style-name="T5"><text:s/>Both of these phenomena happen in priority scheduling. Basically, in </text:span><text:span text:style-name="Emphasis"><text:span text:style-name="T5">Priority Inversion</text:span></text:span><text:span text:style-name="T5">, higher priority task (H) ends up waiting for middle priority task (M) when H </text:span><text:span text:style-name="T8">i</text:span><text:span text:style-name="T5">s sharing critical section with lower priority task (L) and L is already in critical section. Effectively, H waiting for M results in inverted priority i.e. Priority Inversion. </text:span></text:p>
        </text:list-item>
      </text:list>
      <text:p text:style-name="P8"><text:span text:style-name="T5">One of the solution for this problem is </text:span><text:span text:style-name="Emphasis"><text:span text:style-name="T7">Priority Inheritance</text:span></text:span><text:span text:style-name="T7">.</text:span><text:span text:style-name="T5"> </text:span></text:p>
      <text:list xml:id="list112691944" text:style-name="L6">
        <text:list-item>
          <text:p text:style-name="P9"><text:span text:style-name="T5">In </text:span><text:span text:style-name="Emphasis"><text:span text:style-name="T5">Priority Inheritance</text:span></text:span><text:span text:style-name="T5">, when L is in critical section, L inherits priority of H at the time when H starts pending for critical section. </text:span></text:p>
        </text:list-item>
        <text:list-item>
          <text:p text:style-name="P9"><text:soft-page-break/><text:span text:style-name="T5">By doing so, M doesn’t interrupt L and H doesn’t wait for M to finish. Please note that inheriting of priority is done temporarily i.e. L goes back to its old priority when L comes out of critical sectio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sofia-pro" svg:font-family="sofia-pro, sans-serif"/>
    <style:font-face style:name="var font-din" svg:font-family="'var font-din'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006400"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07:42:32.514645990</meta:creation-date>
    <dc:date>2021-05-20T08:19:12.811162128</dc:date>
    <meta:editing-duration>PT4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37" meta:word-count="976" meta:character-count="5442" meta:non-whitespace-character-count="4501"/>
  </office:meta>
</office:document-meta>
</file>